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9B000000DB4A965DBD3621FE0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textbodyindent">
      <style:graphic-properties draw:stroke="none" svg:stroke-color="#000000" draw:fill="none" draw:fill-color="#ffffff" draw:textarea-vertical-align="middle" fo:min-height="1.168cm"/>
    </style:style>
    <style:style style:name="gr2" style:family="graphic" style:parent-style-name="textbodyindent">
      <style:graphic-properties draw:stroke="none" svg:stroke-color="#000000" draw:fill="none" draw:fill-color="#ffffff" draw:textarea-vertical-align="top" fo:min-height="4.32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54cm"/>
    </style:style>
    <style:style style:name="gr4" style:family="graphic" style:parent-style-name="standard">
      <style:graphic-properties draw:stroke="none" svg:stroke-color="#000000" draw:fill="none" draw:fill-color="#ffffff" fo:min-height="1.00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Times New Roman" fo:font-size="10pt" style:font-size-asian="10pt" style:font-size-complex="10pt"/>
    </style:style>
    <style:style style:name="P3" style:family="paragraph">
      <loext:graphic-properties draw:fill="none" draw:fill-color="#ffffff"/>
      <style:paragraph-properties fo:margin-left="0cm" fo:margin-right="0cm" fo:text-align="start" fo:text-indent="0.6cm"/>
      <style:text-properties fo:color="#000000" style:font-name="Times New Roman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Times New Roman" fo:font-size="9.39999961853027pt" style:font-size-asian="9.39999961853027pt" style:font-size-complex="9.39999961853027pt"/>
    </style:style>
    <style:style style:name="P6" style:family="paragraph">
      <loext:graphic-properties draw:fill="none" draw:fill-color="#ffffff"/>
      <style:text-properties fo:color="#000000" style:font-name="Times New Roman" fo:font-size="13pt" style:font-size-asian="13pt" style:font-size-complex="13pt"/>
    </style:style>
    <style:style style:name="T1" style:family="text">
      <style:text-properties fo:color="#000000" style:font-name="Times New Roman" fo:font-size="10pt" style:font-size-asian="10pt" style:font-size-complex="10pt"/>
    </style:style>
    <style:style style:name="T2" style:family="text">
      <style:text-properties fo:color="#000000" style:font-name="Times New Roman" fo:font-size="8pt" style:font-size-asian="8pt" style:font-size-complex="8pt"/>
    </style:style>
    <style:style style:name="T3" style:family="text">
      <style:text-properties fo:color="#000000" style:font-name="Times New Roman" fo:font-size="9.39999961853027pt" style:font-size-asian="9.39999961853027pt" style:font-size-complex="9.39999961853027pt"/>
    </style:style>
    <style:style style:name="T4" style:family="text">
      <style:text-properties fo:color="#000000"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72cm" svg:height="1.418cm" svg:x="5.599cm" svg:y="7.885cm">
          <draw:text-box>
            <text:p text:style-name="P1"><text:span text:style-name="T1">Título da Carta(até 3 linhas, de preferência só duas)</text:span></text:p>
          </draw:text-box>
        </draw:frame>
        <draw:frame draw:style-name="gr2" draw:text-style-name="P3" draw:layer="layout" svg:width="4.572cm" svg:height="4.572cm" svg:x="11.795cm" svg:y="4.683cm">
          <draw:text-box>
            <text:p text:style-name="P1"><text:span text:style-name="T2">Insira seu texto aqui.</text:span></text:p>
            <text:p text:style-name="P1"><text:span text:style-name="T2"/></text:p>
            <text:p text:style-name="P1"><text:span text:style-name="T2">Após inserir o texto, coloque o ano do seu acondecimento embaixo. (“1974”, “200 AC” são anos válidos). Se for um século, por exemplo, século 15, você pode usar “Século XV”.</text:span></text:p>
          </draw:text-box>
        </draw:frame>
        <draw:frame draw:style-name="gr3" draw:text-style-name="P5" draw:layer="layout" svg:width="1.778cm" svg:height="0.704cm" svg:x="13.192cm" svg:y="9.255cm">
          <draw:text-box>
            <text:p text:style-name="P4"><text:span text:style-name="T3">0000 <text:s/>AC</text:span></text:p>
          </draw:text-box>
        </draw:frame>
        <draw:frame draw:style-name="gr1" draw:text-style-name="P2" draw:layer="layout" svg:width="4.672cm" svg:height="1.418cm" svg:x="11.739cm" svg:y="2.145cm">
          <draw:text-box>
            <text:p text:style-name="P1"><text:span text:style-name="T1">Título da Carta(até 3 linhas, de preferência só duas)</text:span></text:p>
          </draw:text-box>
        </draw:frame>
        <draw:frame draw:style-name="gr4" draw:text-style-name="P6" draw:layer="layout" svg:width="3.937cm" svg:height="1.267cm" svg:x="6.08cm" svg:y="4.059cm">
          <draw:text-box>
            <text:p><text:span text:style-name="T4">Sua imagem vem aqui.</text:span></text:p>
          </draw:text-box>
        </draw:frame>
        <draw:frame draw:style-name="gr1" draw:text-style-name="P2" draw:layer="layout" svg:width="4.672cm" svg:height="1.418cm" svg:x="5.572cm" svg:y="16.706cm">
          <draw:text-box>
            <text:p text:style-name="P1"><text:span text:style-name="T1">Título da Carta</text:span></text:p>
          </draw:text-box>
        </draw:frame>
        <draw:frame draw:style-name="gr2" draw:text-style-name="P3" draw:layer="layout" svg:width="4.572cm" svg:height="4.572cm" svg:x="11.768cm" svg:y="13.504cm">
          <draw:text-box>
            <text:p text:style-name="P1"><text:span text:style-name="T2">Insira seu texto aqui.</text:span></text:p>
            <text:p text:style-name="P1"><text:span text:style-name="T2"/></text:p>
            <text:p text:style-name="P1"><text:span text:style-name="T2">Após inserir o texto, coloque o ano do seu acondecimento em baixo. (“1974”, “200 AC” são anos válidos)</text:span></text:p>
          </draw:text-box>
        </draw:frame>
        <draw:frame draw:style-name="gr3" draw:text-style-name="P5" draw:layer="layout" svg:width="1.778cm" svg:height="0.704cm" svg:x="13.165cm" svg:y="18.076cm">
          <draw:text-box>
            <text:p text:style-name="P4"><text:span text:style-name="T3">0000 <text:s/>AC</text:span></text:p>
          </draw:text-box>
        </draw:frame>
        <draw:frame draw:style-name="gr1" draw:text-style-name="P2" draw:layer="layout" svg:width="4.672cm" svg:height="1.418cm" svg:x="11.712cm" svg:y="10.966cm">
          <draw:text-box>
            <text:p text:style-name="P1"><text:span text:style-name="T1">Título da Carta</text:span></text:p>
          </draw:text-box>
        </draw:frame>
        <draw:frame draw:style-name="gr4" draw:text-style-name="P6" draw:layer="layout" svg:width="3.937cm" svg:height="1.267cm" svg:x="6.053cm" svg:y="12.88cm">
          <draw:text-box>
            <text:p><text:span text:style-name="T4">Sua imagem vem aqui.</text:span></text:p>
          </draw:text-box>
        </draw:frame>
        <draw:frame draw:style-name="gr1" draw:text-style-name="P2" draw:layer="layout" svg:width="4.672cm" svg:height="1.418cm" svg:x="5.555cm" svg:y="25.536cm">
          <draw:text-box>
            <text:p text:style-name="P1"><text:span text:style-name="T1">Título da Carta</text:span></text:p>
          </draw:text-box>
        </draw:frame>
        <draw:frame draw:style-name="gr2" draw:text-style-name="P3" draw:layer="layout" svg:width="4.572cm" svg:height="4.572cm" svg:x="11.751cm" svg:y="22.334cm">
          <draw:text-box>
            <text:p text:style-name="P1"><text:span text:style-name="T2">Insira seu texto aqui.</text:span></text:p>
            <text:p text:style-name="P1"><text:span text:style-name="T2"/></text:p>
            <text:p text:style-name="P1"><text:span text:style-name="T2">Após inserir o texto, coloque o ano do seu acondecimento em baixo. (“1974”, “200 AC” são anos válidos)</text:span></text:p>
          </draw:text-box>
        </draw:frame>
        <draw:frame draw:style-name="gr3" draw:text-style-name="P5" draw:layer="layout" svg:width="1.778cm" svg:height="0.704cm" svg:x="13.148cm" svg:y="26.906cm">
          <draw:text-box>
            <text:p text:style-name="P4"><text:span text:style-name="T3">0000 <text:s/>AC</text:span></text:p>
          </draw:text-box>
        </draw:frame>
        <draw:frame draw:style-name="gr1" draw:text-style-name="P2" draw:layer="layout" svg:width="4.672cm" svg:height="1.418cm" svg:x="11.695cm" svg:y="19.796cm">
          <draw:text-box>
            <text:p text:style-name="P1"><text:span text:style-name="T1">Título da Carta</text:span></text:p>
          </draw:text-box>
        </draw:frame>
        <draw:frame draw:style-name="gr4" draw:text-style-name="P6" draw:layer="layout" svg:width="3.937cm" svg:height="1.267cm" svg:x="6.036cm" svg:y="21.71cm">
          <draw:text-box>
            <text:p><text:span text:style-name="T4">Sua imagem vem aqui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B000000DB4A965DBD3621FE0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0:39:30.290896508</meta:creation-date>
    <dc:date>2018-03-26T15:13:32.901031620</dc:date>
    <meta:editing-duration>PT9H4M45S</meta:editing-duration>
    <meta:editing-cycles>13</meta:editing-cycles>
    <meta:generator>LibreOffice/5.1.4.2$MacOSX_X86_64 LibreOffice_project/f99d75f39f1c57ebdd7ffc5f42867c12031db97a</meta:generator>
    <meta:document-statistic meta:object-count="15"/>
  </office:meta>
</office:document-meta>
</file>